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222in" style:rel-column-width="8727*"/>
    </style:style>
    <style:style style:name="Table1.B" style:family="table-column">
      <style:table-column-properties style:column-width="3.1403in" style:rel-column-width="29718*"/>
    </style:style>
    <style:style style:name="Table1.C" style:family="table-column">
      <style:table-column-properties style:column-width="0.7521in" style:rel-column-width="7117*"/>
    </style:style>
    <style:style style:name="Table1.D" style:family="table-column">
      <style:table-column-properties style:column-width="0.625in" style:rel-column-width="5914*"/>
    </style:style>
    <style:style style:name="Table1.E" style:family="table-column">
      <style:table-column-properties style:column-width="0.8104in" style:rel-column-width="7669*"/>
    </style:style>
    <style:style style:name="Table1.F" style:family="table-column">
      <style:table-column-properties style:column-width="0.675in" style:rel-column-width="6390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34df" officeooo:paragraph-rsid="001c34df"/>
    </style:style>
    <style:style style:name="P2" style:family="paragraph" style:parent-style-name="Table_20_Contents">
      <style:paragraph-properties fo:text-align="end" style:justify-single-word="false"/>
      <style:text-properties officeooo:rsid="001c34df" officeooo:paragraph-rsid="001c34df"/>
    </style:style>
    <style:style style:name="P3" style:family="paragraph" style:parent-style-name="Table_20_Contents">
      <style:text-properties officeooo:rsid="00201ec0" officeooo:paragraph-rsid="00201ec0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d8e44" officeooo:paragraph-rsid="001d8e44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21c0e2" officeooo:paragraph-rsid="0021c0e2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1c34df" officeooo:paragraph-rsid="0021c0e2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c34df" officeooo:paragraph-rsid="0023d7f8" style:font-weight-asian="normal" style:font-weight-complex="normal"/>
    </style:style>
    <style:style style:name="P9" style:family="paragraph" style:parent-style-name="Table_20_Contents">
      <style:text-properties officeooo:rsid="001c34df" officeooo:paragraph-rsid="0021c0e2"/>
    </style:style>
    <style:style style:name="P10" style:family="paragraph" style:parent-style-name="Table_20_Contents">
      <style:text-properties officeooo:rsid="0021c0e2" officeooo:paragraph-rsid="001c34df"/>
    </style:style>
    <style:style style:name="P11" style:family="paragraph" style:parent-style-name="Heading_20_3">
      <style:paragraph-properties fo:text-align="center" style:justify-single-word="false"/>
      <style:text-properties officeooo:rsid="0021c0e2" officeooo:paragraph-rsid="0021c0e2"/>
    </style:style>
    <style:style style:name="T1" style:family="text">
      <style:text-properties officeooo:rsid="001c34df"/>
    </style:style>
    <style:style style:name="T2" style:family="text">
      <style:text-properties officeooo:rsid="001f74d2"/>
    </style:style>
    <style:style style:name="T3" style:family="text">
      <style:text-properties officeooo:rsid="0021c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VIEŠŲJŲ PIRKIMŲ ŽURNALAS</text:h>
      <text:p text:style-name="P4">Rodomi <text:span text:style-name="T1">{{ laikotarpis }} metų</text:span> duomenys</text:p>
      <text:p text:style-name="P4"/>
      <text:p text:style-name="P5">Pirkimų organizatorius {{ username.first_name }} {{ username.last_name 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6">{% <text:s/>regroup fakturos by kodas__kodas as kodai_list %}</text:p>
            <text:p text:style-name="P7">{% for <text:span text:style-name="T3">kodas__kodas</text:span> in <text:span text:style-name="T3">kodai_list</text:span> %}</text:p>
            <text:p text:style-name="P6">{{ kodas__kodas.grouper }}</text:p>
            <text:p text:style-name="P8">{% endfor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7:51:15.666453443</meta:creation-date>
    <dc:date>2016-11-25T11:25:39.990375543</dc:date>
    <meta:editing-duration>PT37M1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1" meta:paragraph-count="7" meta:word-count="37" meta:character-count="262" meta:non-whitespace-character-count="231"/>
  </office:meta>
</office:document-meta>
</file>